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203764"/>
      <style:text-properties fo:color="#FFFFFF" fo:font-weight="bold" style:font-weight-asian="bold" style:font-weight-complex="bold"/>
    </style:style>
    <style:style style:name="ce4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5" style:family="table-cell" style:parent-style-name="Calculation" style:data-style-name="N19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6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1" style:family="table-column">
      <style:table-column-properties fo:break-before="auto" style:column-width="1.00541666666667cm" style:use-optimal-column-width="true"/>
    </style:style>
    <style:style style:name="co2" style:family="table-column">
      <style:table-column-properties fo:break-before="auto" style:column-width="0.926041666666667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 style:use-optimal-column-width="true"/>
    </style:style>
    <style:style style:name="co7" style:family="table-column">
      <style:table-column-properties fo:break-before="auto" style:column-width="1.40229166666667cm" style:use-optimal-column-width="true"/>
    </style:style>
    <style:style style:name="co8" style:family="table-column">
      <style:table-column-properties fo:break-before="auto" style:column-width="1.16416666666667cm" style:use-optimal-column-width="true"/>
    </style:style>
    <style:style style:name="co9" style:family="table-column">
      <style:table-column-properties fo:break-before="auto" style:column-width="1.931458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3">
            <text:p>Cage</text:p>
          </table:table-cell>
          <table:table-cell office:value-type="string" table:style-name="ce3">
            <text:p>Row</text:p>
          </table:table-cell>
          <table:table-cell office:value-type="string" table:style-name="ce3">
            <text:p>Max UVI</text:p>
          </table:table-cell>
          <table:table-cell office:value-type="string" table:style-name="ce3">
            <text:p>Hatch Date</text:p>
          </table:table-cell>
          <table:table-cell office:value-type="string" table:style-name="ce3">
            <text:p>Weigh Date</text:p>
          </table:table-cell>
          <table:table-cell office:value-type="string" table:style-name="ce3">
            <text:p>Weight (grams)</text:p>
          </table:table-cell>
          <table:table-cell office:value-type="string" table:style-name="ce3">
            <text:p>Sire</text:p>
          </table:table-cell>
          <table:table-cell office:value-type="string" table:style-name="ce3">
            <text:p>Dam</text:p>
          </table:table-cell>
          <table:table-cell office:value-type="string" table:style-name="ce3">
            <text:p>Age (day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0.9" table:style-name="ce4">
            <text:p>0.9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2]-[.D2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1.6" table:style-name="ce4">
            <text:p>1.6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3]-[.D3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2.7" table:style-name="ce4">
            <text:p>2.7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4]-[.D4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3.2" table:style-name="ce4">
            <text:p>3.2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5]-[.D5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2.9" table:style-name="ce4">
            <text:p>2.9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6]-[.D6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3.2" table:style-name="ce4">
            <text:p>3.2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7]-[.D7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1.4" table:style-name="ce4">
            <text:p>1.4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8]-[.D8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2.4" table:style-name="ce4">
            <text:p>2.4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9]-[.D9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3.7" table:style-name="ce4">
            <text:p>3.7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10]-[.D10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11]-[.D11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3.8" table:style-name="ce4">
            <text:p>3.8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12]-[.D12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2.9" table:style-name="ce4">
            <text:p>2.9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13]-[.D13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6" table:formula="of:=[.E14]-[.D14]" table:style-name="ce6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6" table:formula="of:=[.E15]-[.D15]" table:style-name="ce6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6" table:formula="of:=[.E16]-[.D16]" table:style-name="ce6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6" table:formula="of:=[.E17]-[.D17]" table:style-name="ce6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6" table:formula="of:=[.E18]-[.D18]" table:style-name="ce6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6" table:formula="of:=[.E19]-[.D19]" table:style-name="ce6">
            <text:p>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8" table:formula="of:=[.E20]-[.D20]" table:style-name="ce6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8" table:formula="of:=[.E21]-[.D21]" table:style-name="ce6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8" table:formula="of:=[.E22]-[.D22]" table:style-name="ce6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8" table:formula="of:=[.E23]-[.D23]" table:style-name="ce6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8" table:formula="of:=[.E24]-[.D24]" table:style-name="ce6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0T00:00:00" table:formula="of:=[.E$13]+14" table:style-name="ce5">
            <text:p>8/10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8" table:formula="of:=[.E25]-[.D25]" table:style-name="ce6">
            <text:p>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26]-[.D26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27]-[.D27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28]-[.D28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29]-[.D29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30]-[.D30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31]-[.D31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2]-[.D32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3]-[.D33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4]-[.D34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5]-[.D35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6]-[.D36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4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7]-[.D37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38]-[.D38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39]-[.D39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40]-[.D40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41]-[.D41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42]-[.D42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43]-[.D43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4]-[.D44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5]-[.D45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6]-[.D46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7]-[.D47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8]-[.D48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9]-[.D49]" table:style-name="ce6">
            <text:p>96</text:p>
          </table:table-cell>
          <table:table-cell table:number-columns-repeated="16375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1-07-28T07:03:05Z</meta:creation-date>
    <dc:date>2021-08-05T04:18:58Z</dc:date>
  </office:meta>
</office:document-meta>
</file>